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852in"/>
    </style:style>
    <style:style style:name="co3" style:family="table-column">
      <style:table-column-properties fo:break-before="auto" style:column-width="2.2307in"/>
    </style:style>
    <style:style style:name="co4" style:family="table-column">
      <style:table-column-properties fo:break-before="auto" style:column-width="1.8819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0.1091in"/>
    </style:style>
    <style:style style:name="co7" style:family="table-column">
      <style:table-column-properties fo:break-before="auto" style:column-width="2.2957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1.575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1.8917in"/>
    </style:style>
    <style:style style:name="co12" style:family="table-column">
      <style:table-column-properties fo:break-before="auto" style:column-width="2.0008in"/>
    </style:style>
    <style:style style:name="co13" style:family="table-column">
      <style:table-column-properties fo:break-before="auto" style:column-width="1.2909in"/>
    </style:style>
    <style:style style:name="co14" style:family="table-column">
      <style:table-column-properties fo:break-before="auto" style:column-width="2.4272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5043in"/>
    </style:style>
    <style:style style:name="co17" style:family="table-column">
      <style:table-column-properties fo:break-before="auto" style:column-width="1.0398in"/>
    </style:style>
    <style:style style:name="co18" style:family="table-column">
      <style:table-column-properties fo:break-before="auto" style:column-width="1.8154in"/>
    </style:style>
    <style:style style:name="co19" style:family="table-column">
      <style:table-column-properties fo:break-before="auto" style:column-width="0.9083in"/>
    </style:style>
    <style:style style:name="co20" style:family="table-column">
      <style:table-column-properties fo:break-before="auto" style:column-width="0.7335in"/>
    </style:style>
    <style:style style:name="co21" style:family="table-column">
      <style:table-column-properties fo:break-before="auto" style:column-width="0.9846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0.7228in"/>
    </style:style>
    <style:style style:name="co24" style:family="table-column">
      <style:table-column-properties fo:break-before="auto" style:column-width="0.7008in"/>
    </style:style>
    <style:style style:name="co25" style:family="table-column">
      <style:table-column-properties fo:break-before="auto" style:column-width="0.8646in"/>
    </style:style>
    <style:style style:name="co26" style:family="table-column">
      <style:table-column-properties fo:break-before="auto" style:column-width="1.1598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4602in"/>
    </style:style>
    <style:style style:name="co29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5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table:style-name="Default" office:value-type="string">
            <text:p>Digikey part</text:p>
          </table:table-cell>
          <table:table-cell office:value-type="string">
            <text:p>DESCRIPTION</text:p>
          </table:table-cell>
          <table:table-cell office:value-type="string">
            <text:p>DSPIC33EP512MC502</text:p>
          </table:table-cell>
          <table:table-cell office:value-type="string">
            <text:p>FAMILY_NAME</text:p>
          </table:table-cell>
          <table:table-cell office:value-type="string">
            <text:p>GENERIC_PART_NUMBER</text:p>
          </table:table-cell>
          <table:table-cell office:value-type="string">
            <text:p>INDUSTRY_STD_PKG_TYPE</text:p>
          </table:table-cell>
          <table:table-cell office:value-type="string">
            <text:p>MANUFACTURER</text:p>
          </table:table-cell>
          <table:table-cell office:value-type="string">
            <text:p>MANUFACTURER_PART_NUMBER</text:p>
          </table:table-cell>
          <table:table-cell office:value-type="string">
            <text:p>MF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PACKAGE_DESIGNATOR</text:p>
          </table:table-cell>
          <table:table-cell office:value-type="string">
            <text:p>PIN_COUNT</text:p>
          </table:table-cell>
          <table:table-cell office:value-type="string">
            <text:p>VENDOR</text:p>
          </table:table-cell>
          <table:table-cell office:value-type="string">
            <text:p>VMAX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DSPIC33EP512MC502-28SSOP</text:p>
          </table:table-cell>
          <table:table-cell office:value-type="string">
            <text:p>SSOP28</text:p>
          </table:table-cell>
          <table:table-cell office:value-type="string">
            <text:p>U$1, U$2, U$3</text:p>
          </table:table-cell>
          <table:table-cell office:value-type="string">
            <text:p>DSPIC33EP512MC502</text:p>
          </table:table-cell>
          <table:table-cell table:style-name="Default"/>
          <table:table-cell table:number-columns-repeated="30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LED0805</text:p>
          </table:table-cell>
          <table:table-cell office:value-type="string">
            <text:p>LED-0805</text:p>
          </table:table-cell>
          <table:table-cell office:value-type="string">
            <text:p>LED1, LED2, LED3, LED4, LED5, LED6, LED7, LED8, LED9, LED10, LED11, LED12, LED13, LED14, LED15</text:p>
          </table:table-cell>
          <table:table-cell office:value-type="string">
            <text:p>LEDs</text:p>
          </table:table-cell>
          <table:table-cell office:value-type="string">
            <text:p><text:a xlink:href="http://www.digikey.com/product-detail/en/LTST-C170GKT/160-1179-1-ND/269251">160-1179-1-ND</text:a> </text:p>
          </table:table-cell>
          <table:table-cell table:number-columns-repeated="3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02LOCK</text:p>
          </table:table-cell>
          <table:table-cell office:value-type="string">
            <text:p>1X02_LOCK</text:p>
          </table:table-cell>
          <table:table-cell office:value-type="string">
            <text:p>J1</text:p>
          </table:table-cell>
          <table:table-cell office:value-type="string">
            <text:p>Header</text:p>
          </table:table-cell>
          <table:table-cell table:style-name="Default" office:value-type="float" office:value="2">
            <text:p>2</text:p>
          </table:table-cell>
          <table:table-cell table:number-columns-repeated="3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M04LOCK</text:p>
          </table:table-cell>
          <table:table-cell office:value-type="string">
            <text:p>1X04_LOCK</text:p>
          </table:table-cell>
          <table:table-cell office:value-type="string">
            <text:p>SL1, SL2</text:p>
          </table:table-cell>
          <table:table-cell office:value-type="string">
            <text:p>AMP</text:p>
          </table:table-cell>
          <table:table-cell table:style-name="Default" office:value-type="string">
            <text:p>QUICK</text:p>
          </table:table-cell>
          <table:table-cell office:value-type="string">
            <text:p>CONNECTOR</text:p>
          </table:table-cell>
          <table:table-cell table:number-columns-repeated="29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M06LOCK</text:p>
          </table:table-cell>
          <table:table-cell office:value-type="string">
            <text:p>1X06_LOCK</text:p>
          </table:table-cell>
          <table:table-cell office:value-type="string">
            <text:p>PICKIT, PICKIT1, PICKIT2, PICKIT3, POWER, POWER2</text:p>
          </table:table-cell>
          <table:table-cell office:value-type="string">
            <text:p>Header</text:p>
          </table:table-cell>
          <table:table-cell table:style-name="Default" office:value-type="float" office:value="6">
            <text:p>6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M08</text:p>
          </table:table-cell>
          <table:table-cell office:value-type="string">
            <text:p>08P</text:p>
          </table:table-cell>
          <table:table-cell office:value-type="string">
            <text:p>MOTOR_CONNECT, MOTOR_CONNECT1, MOTOR_CONNECT2</text:p>
          </table:table-cell>
          <table:table-cell office:value-type="string">
            <text:p>AMP</text:p>
          </table:table-cell>
          <table:table-cell table:style-name="Default" office:value-type="string">
            <text:p>QUICK</text:p>
          </table:table-cell>
          <table:table-cell office:value-type="string">
            <text:p>CONNECTOR</text:p>
          </table:table-cell>
          <table:table-cell table:number-columns-repeated="10"/>
          <table:table-cell table:number-columns-repeated="2" office:value-type="string">
            <text:p>unknown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.01u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62, C67</text:p>
          </table:table-cell>
          <table:table-cell office:value-type="string">
            <text:p>Capacitor</text:p>
          </table:table-cell>
          <table:table-cell office:value-type="string">
            <text:p><text:a xlink:href="http://www.digikey.com/product-detail/en/C0805C103K1RACTU/399-1159-1-ND/411434">399-1159-1-ND</text:a> </text:p>
          </table:table-cell>
          <table:table-cell table:number-columns-repeated="14"/>
          <table:table-cell office:value-type="string">
            <text:p>100V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.1u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63, C68</text:p>
          </table:table-cell>
          <table:table-cell office:value-type="string">
            <text:p>Capacitor</text:p>
          </table:table-cell>
          <table:table-cell office:value-type="string">
            <text:p><text:a xlink:href="http://www.digikey.com/product-detail/en/GRM188R71E104KA01D/490-1524-1-ND/587865">490-1524-1-ND</text:a> </text:p>
          </table:table-cell>
          <table:table-cell table:number-columns-repeated="14"/>
          <table:table-cell office:value-type="string">
            <text:p>16V</text:p>
          </table:table-cell>
          <table:table-cell table:number-columns-repeated="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SENSE_A, RSENSE_A1, RSENSE_A2, RSENSE_B, RSENSE_B1, RSENSE_B2, RSENSE_C, RSENSE_C1, RSENSE_C2</text:p>
          </table:table-cell>
          <table:table-cell office:value-type="string">
            <text:p>Resistor</text:p>
          </table:table-cell>
          <table:table-cell office:value-type="string">
            <text:p><text:a xlink:href="http://www.digikey.com/product-detail/en/ERJ-L06KF10CV/P100LLCT-ND/966125">P100LLCT-ND</text:a> </text:p>
          </table:table-cell>
          <table:table-cell table:number-columns-repeated="3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.1u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1, C2, C12, C13, C14, C15, C16, C17, C18, C19, C28, C29, C30, C31, C32, C33, C35, C36, C45, C46, C47, C48, C49, C50, C52, C53, C54, C55, C56, C57, C58, C59</text:p>
          </table:table-cell>
          <table:table-cell office:value-type="string">
            <text:p>Capacitor</text:p>
          </table:table-cell>
          <table:table-cell office:value-type="string">
            <text:p><text:a xlink:href="http://www.digikey.com/product-detail/en/GRM188R71E104KA01D/490-1524-1-ND/587865">490-1524-1-ND</text:a> </text:p>
          </table:table-cell>
          <table:table-cell table:number-columns-repeated="3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47u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64, C69</text:p>
          </table:table-cell>
          <table:table-cell office:value-type="string">
            <text:p>Capacitor</text:p>
          </table:table-cell>
          <table:table-cell office:value-type="string">
            <text:p><text:a xlink:href="http://www.digikey.com/product-detail/en/C2012X7R1E474K125AA/445-1353-1-ND/567602">445-1353-1-ND</text:a> 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3, R17, R31</text:p>
          </table:table-cell>
          <table:table-cell office:value-type="string">
            <text:p>Resistor</text:p>
          </table:table-cell>
          <table:table-cell office:value-type="string">
            <text:p><text:a xlink:href="http://www.digikey.com/product-detail/en/ESR10EZPJ1R0/RHM1KCT-ND/1762978">RHM1KCT-ND</text:a> 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00u</text:p>
          </table:table-cell>
          <table:table-cell office:value-type="string">
            <text:p>CAP_POLPTH4</text:p>
          </table:table-cell>
          <table:table-cell office:value-type="string">
            <text:p>CPOL-RADIAL-1000UF-25V</text:p>
          </table:table-cell>
          <table:table-cell office:value-type="string">
            <text:p>C10, C26, C43</text:p>
          </table:table-cell>
          <table:table-cell office:value-type="string">
            <text:p>Capacitor</text:p>
          </table:table-cell>
          <table:table-cell office:value-type="string">
            <text:p><text:a xlink:href="http://www.digikey.com/product-detail/en/UPW1C102MPD/493-1790-ND/589531">493-1790-ND</text:a>  </text:p>
          </table:table-cell>
          <table:table-cell table:number-columns-repeated="3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0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1, R4, R5, R6, R15, R18, R19, R20, R29, R32, R33, R34, R43</text:p>
          </table:table-cell>
          <table:table-cell office:value-type="string">
            <text:p>Resistor</text:p>
          </table:table-cell>
          <table:table-cell office:value-type="string">
            <text:p><text:a xlink:href="http://www.digikey.com/product-detail/en/RMCF0805JT10K0/RMCF0805JT10K0CT-ND/1942577">RMCF0805JT10K0CT-ND</text:a> 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n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11, C27, C44</text:p>
          </table:table-cell>
          <table:table-cell office:value-type="string">
            <text:p>Capacitor</text:p>
          </table:table-cell>
          <table:table-cell office:value-type="string">
            <text:p><text:a xlink:href="http://www.digikey.com/product-detail/en/C0805C103K1RACTU/399-1159-1-ND/411434">399-1159-1-ND</text:a> </text:p>
          </table:table-cell>
          <table:table-cell table:number-columns-repeated="3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u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3, C20, C37, C60, C61, C65, C66</text:p>
          </table:table-cell>
          <table:table-cell office:value-type="string">
            <text:p>Capacitor</text:p>
          </table:table-cell>
          <table:table-cell office:value-type="string">
            <text:p><text:a xlink:href="http://www.digikey.com/product-detail/en/GRM21BR61E106KA73L/490-5523-1-ND/2334919">490-5523-1-ND</text:a> </text:p>
          </table:table-cell>
          <table:table-cell table:number-columns-repeated="3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u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6, C7, C8, C9, C22, C23, C24, C25, C39, C40, C41, C42</text:p>
          </table:table-cell>
          <table:table-cell office:value-type="string">
            <text:p>Capacitor</text:p>
          </table:table-cell>
          <table:table-cell office:value-type="string">
            <text:p><text:a xlink:href="http://www.digikey.com/product-detail/en/CL21B105KAFNNNE/1276-1066-1-ND/3889152">1276-1066-1-ND</text:a> 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0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10, R21, R35</text:p>
          </table:table-cell>
          <table:table-cell office:value-type="string">
            <text:p>Resistor</text:p>
          </table:table-cell>
          <table:table-cell office:value-type="string">
            <text:p><text:a xlink:href="http://www.digikey.com/product-detail/en/RMCF0805FT200K/RMCF0805FT200KCT-ND/1942501">RMCF0805FT200KCT-ND</text:a> </text:p>
          </table:table-cell>
          <table:table-cell table:number-columns-repeated="3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5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8, R25, R39, R45</text:p>
          </table:table-cell>
          <table:table-cell office:value-type="string">
            <text:p>Resistor</text:p>
          </table:table-cell>
          <table:table-cell office:value-type="string">
            <text:p><text:a xlink:href="http://www.digikey.com/product-detail/en/ERA-6AEB2492V/P24.9KDACT-ND/3075044">P24.9KDACT-ND</text:a> 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2, R16, R30</text:p>
          </table:table-cell>
          <table:table-cell office:value-type="string">
            <text:p>Resistor</text:p>
          </table:table-cell>
          <table:table-cell office:value-type="string">
            <text:p><text:a xlink:href="http://www.digikey.com/product-detail/en/RMCF0805FT3R30/RMCF0805FT3R30CT-ND/2418395">RMCF0805FT3R30CT-ND</text:a> </text:p>
          </table:table-cell>
          <table:table-cell table:number-columns-repeated="3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9, R11, R12, R13, R14, R22, R23, R26, R27, R28, R36, R37, R40, R41, R42</text:p>
          </table:table-cell>
          <table:table-cell office:value-type="string">
            <text:p>Resistor</text:p>
          </table:table-cell>
          <table:table-cell office:value-type="string">
            <text:p><text:a xlink:href="http://www.digikey.com/product-detail/en/MCR10ERTF3300/RHM330CHCT-ND/2796528">RHM330CHCT-ND</text:a> 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30u</text:p>
          </table:table-cell>
          <table:table-cell office:value-type="string">
            <text:p>CPOL-USE3.5-8</text:p>
          </table:table-cell>
          <table:table-cell office:value-type="string">
            <text:p>E3,5-8</text:p>
          </table:table-cell>
          <table:table-cell office:value-type="string">
            <text:p>C4, C34, C51</text:p>
          </table:table-cell>
          <table:table-cell office:value-type="string">
            <text:p>POLARIZED CAPACITOR, American symbol</text:p>
          </table:table-cell>
          <table:table-cell office:value-type="string">
            <text:p><text:a xlink:href="http://www.digikey.com/product-detail/en/EEU-FM1E331L/P12387-ND/613748">P12387-ND</text:a> 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7u</text:p>
          </table:table-cell>
          <table:table-cell office:value-type="string">
            <text:p>CAP_POLPTH1</text:p>
          </table:table-cell>
          <table:table-cell office:value-type="string">
            <text:p>CPOL-RADIAL-100UF-25V</text:p>
          </table:table-cell>
          <table:table-cell office:value-type="string">
            <text:p>C5, C21, C38</text:p>
          </table:table-cell>
          <table:table-cell office:value-type="string">
            <text:p>Capacitor</text:p>
          </table:table-cell>
          <table:table-cell office:value-type="string">
            <text:p><text:a xlink:href="http://www.digikey.com/product-detail/en/EEU-EB1H470S/P13464-ND/949739">P13464-ND</text:a> </text:p>
          </table:table-cell>
          <table:table-cell table:number-columns-repeated="3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5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7, R24, R38, R44</text:p>
          </table:table-cell>
          <table:table-cell office:value-type="string">
            <text:p>Resistor</text:p>
          </table:table-cell>
          <table:table-cell office:value-type="string">
            <text:p><text:a xlink:href="http://www.digikey.com/product-detail/en/RMCF0805FT75K0/RMCF0805FT75K0CT-ND/1942483">RMCF0805FT75K0CT-ND</text:a> 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DRV8312_DDW_44</text:p>
          </table:table-cell>
          <table:table-cell office:value-type="string">
            <text:p>DDW44_8P26X4P31</text:p>
          </table:table-cell>
          <table:table-cell office:value-type="string">
            <text:p>U1, U2, U3</text:p>
          </table:table-cell>
          <table:table-cell/>
          <table:table-cell table:style-name="Default" office:value-type="string">
            <text:p>http://www.ti.com/lit/gpn/DRV8312</text:p>
          </table:table-cell>
          <table:table-cell office:value-type="string">
            <text:p>6.5A</text:p>
          </table:table-cell>
          <table:table-cell office:value-type="string">
            <text:p>Three</text:p>
          </table:table-cell>
          <table:table-cell office:value-type="string">
            <text:p>Phase</text:p>
          </table:table-cell>
          <table:table-cell office:value-type="string">
            <text:p>Brushless</text:p>
          </table:table-cell>
          <table:table-cell office:value-type="string">
            <text:p>DC</text:p>
          </table:table-cell>
          <table:table-cell office:value-type="string">
            <text:p>Motor</text:p>
          </table:table-cell>
          <table:table-cell office:value-type="string">
            <text:p>Driver</text:p>
          </table:table-cell>
          <table:table-cell office:value-type="string">
            <text:p>with</text:p>
          </table:table-cell>
          <table:table-cell office:value-type="string">
            <text:p>Inrush</text:p>
          </table:table-cell>
          <table:table-cell office:value-type="string">
            <text:p>Protection</text:p>
          </table:table-cell>
          <table:table-cell/>
          <table:table-cell office:value-type="string">
            <text:p>(PWM</text:p>
          </table:table-cell>
          <table:table-cell office:value-type="string">
            <text:p>Ctrl)</text:p>
          </table:table-cell>
          <table:table-cell/>
          <table:table-cell office:value-type="string">
            <text:p>3-PHASE</text:p>
          </table:table-cell>
          <table:table-cell office:value-type="string">
            <text:p>BRUSHLESS</text:p>
          </table:table-cell>
          <table:table-cell office:value-type="string">
            <text:p>DRIVER</text:p>
          </table:table-cell>
          <table:table-cell office:value-type="string">
            <text:p>DRV8312</text:p>
          </table:table-cell>
          <table:table-cell office:value-type="string">
            <text:p>HTSSOP</text:p>
          </table:table-cell>
          <table:table-cell office:value-type="string">
            <text:p>Texas</text:p>
          </table:table-cell>
          <table:table-cell office:value-type="string">
            <text:p>Instruments</text:p>
          </table:table-cell>
          <table:table-cell office:value-type="string">
            <text:p>drv8312_ddw_44</text:p>
          </table:table-cell>
          <table:table-cell table:number-columns-repeated="4"/>
          <table:table-cell office:value-type="string">
            <text:p>DDW</text:p>
          </table:table-cell>
          <table:table-cell office:value-type="float" office:value="44">
            <text:p>44</text:p>
          </table:table-cell>
          <table:table-cell office:value-type="string">
            <text:p>Texas</text:p>
          </table:table-cell>
          <table:table-cell office:value-type="string">
            <text:p>Instruments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DRV8844PWP</text:p>
          </table:table-cell>
          <table:table-cell office:value-type="string">
            <text:p>TSSOP-28</text:p>
          </table:table-cell>
          <table:table-cell office:value-type="string">
            <text:p>U$4, U$5</text:p>
          </table:table-cell>
          <table:table-cell/>
          <table:table-cell table:style-name="Default"/>
          <table:table-cell table:number-columns-repeated="3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16DUAL_ROW</text:p>
          </table:table-cell>
          <table:table-cell office:value-type="string">
            <text:p>2X8</text:p>
          </table:table-cell>
          <table:table-cell office:value-type="string">
            <text:p>J2</text:p>
          </table:table-cell>
          <table:table-cell office:value-type="string">
            <text:p>Header</text:p>
          </table:table-cell>
          <table:table-cell table:style-name="Default" office:value-type="float" office:value="16">
            <text:p>16</text:p>
          </table:table-cell>
          <table:table-cell table:number-columns-repeated="3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MAX4376</text:p>
          </table:table-cell>
          <table:table-cell office:value-type="string">
            <text:p>SO8</text:p>
          </table:table-cell>
          <table:table-cell office:value-type="string">
            <text:p>CS1, CS2, CS3</text:p>
          </table:table-cell>
          <table:table-cell office:value-type="string">
            <text:p>CURRENT</text:p>
          </table:table-cell>
          <table:table-cell office:value-type="string">
            <text:p><text:a xlink:href="http://www.digikey.com/product-detail/en/MAX4376HASA%2B/MAX4376HASA%2B-ND/1702389">MAX4376HASA+-ND</text:a> </text:p>
          </table:table-cell>
          <table:table-cell office:value-type="string">
            <text:p>AMPLIFIER</text:p>
          </table:table-cell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IC32MZXXXXEC(G/H/M)100-I/PT</text:p>
          </table:table-cell>
          <table:table-cell office:value-type="string">
            <text:p>TQFP100_12X12MC</text:p>
          </table:table-cell>
          <table:table-cell office:value-type="string">
            <text:p>U4</text:p>
          </table:table-cell>
          <table:table-cell/>
          <table:table-cell table:style-name="Default"/>
          <table:table-cell table:number-columns-repeated="6"/>
          <table:table-cell office:value-type="string">
            <text:p>pic32mz1024ecg100-i/pt</text:p>
          </table:table-cell>
          <table:table-cell table:number-columns-repeated="6"/>
          <table:table-cell office:value-type="string">
            <text:p>Microchip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2:1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22:10:37.10</dc:date>
    <meta:generator>OpenOffice/4.1.1$Win32 OpenOffice.org_project/411m6$Build-9775</meta:generator>
    <meta:editing-duration>PT11H7M43S</meta:editing-duration>
    <meta:editing-cycles>4</meta:editing-cycles>
    <meta:document-statistic meta:table-count="1" meta:cell-count="246" meta:object-count="0"/>
  </office:meta>
</office:document-meta>
</file>